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get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T1( Type t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FieldsTest7.process( Object object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T2( Type t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T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FieldsTest7.test_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